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7/1/2020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7/2/2020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7/3/2020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7/7/2020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7/8/2020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7/9/202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7/10/2020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7/11/2020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7/14/2020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7/15/2020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7/16/20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7/17/202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7/18/2020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7/21/2020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/22/202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7/23/2020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7/24/2020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7/25/2020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7/28/2020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7/29/2020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7/30/2020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7/31/2020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8/1/2020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8/4/202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8/5/2020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8/6/2020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8/7/2020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8/8/202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8/11/2020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8/12/202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8/13/2020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8/14/2020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8/15/2020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8/18/2020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8/19/2020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8/20/2020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8/21/202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8/22/202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8/25/202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8/26/202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8/27/202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8/28/20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8/29/20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9/2/202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9/3/202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9/4/202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9/5/202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9/8/202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9/9/202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9/10/202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9/11/202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9/12/20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9/15/2020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9/16/2020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9/17/2020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9/18/202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9/19/2020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9/22/202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9/23/202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9/24/202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9/25/2020</text:p>
          </table:table-cell>
          <table:table-cell office:value-type="float" office:value="5033" calcext:value-type="float">
            <text:p>5033</text:p>
          </table:table-cell>
        </table:table-row>
        <table:table-row table:style-name="ro1">
          <table:table-cell office:value-type="string" calcext:value-type="string">
            <text:p>9/26/2020</text:p>
          </table:table-cell>
          <table:table-cell office:value-type="float" office:value="6066" calcext:value-type="float">
            <text:p>6066</text:p>
          </table:table-cell>
        </table:table-row>
        <table:table-row table:style-name="ro1">
          <table:table-cell office:value-type="string" calcext:value-type="string">
            <text:p>9/29/2020</text:p>
          </table:table-cell>
          <table:table-cell office:value-type="float" office:value="7099" calcext:value-type="float">
            <text:p>7099</text:p>
          </table:table-cell>
        </table:table-row>
        <table:table-row table:style-name="ro1">
          <table:table-cell office:value-type="string" calcext:value-type="string">
            <text:p>9/30/2020</text:p>
          </table:table-cell>
          <table:table-cell office:value-type="float" office:value="8132" calcext:value-type="float">
            <text:p>8132</text:p>
          </table:table-cell>
        </table:table-row>
        <table:table-row table:style-name="ro1">
          <table:table-cell office:value-type="string" calcext:value-type="string">
            <text:p>10/1/2020</text:p>
          </table:table-cell>
          <table:table-cell office:value-type="float" office:value="9165" calcext:value-type="float">
            <text:p>9165</text:p>
          </table:table-cell>
        </table:table-row>
        <table:table-row table:style-name="ro1">
          <table:table-cell office:value-type="string" calcext:value-type="string">
            <text:p>10/2/2020</text:p>
          </table:table-cell>
          <table:table-cell office:value-type="float" office:value="10198" calcext:value-type="float">
            <text:p>10198</text:p>
          </table:table-cell>
        </table:table-row>
        <table:table-row table:style-name="ro1">
          <table:table-cell office:value-type="string" calcext:value-type="string">
            <text:p>10/3/2020</text:p>
          </table:table-cell>
          <table:table-cell office:value-type="float" office:value="11231" calcext:value-type="float">
            <text:p>11231</text:p>
          </table:table-cell>
        </table:table-row>
        <table:table-row table:style-name="ro1">
          <table:table-cell office:value-type="string" calcext:value-type="string">
            <text:p>10/6/2020</text:p>
          </table:table-cell>
          <table:table-cell office:value-type="float" office:value="12264" calcext:value-type="float">
            <text:p>12264</text:p>
          </table:table-cell>
        </table:table-row>
        <table:table-row table:style-name="ro1">
          <table:table-cell office:value-type="string" calcext:value-type="string">
            <text:p>10/7/2020</text:p>
          </table:table-cell>
          <table:table-cell office:value-type="float" office:value="13297" calcext:value-type="float">
            <text:p>13297</text:p>
          </table:table-cell>
        </table:table-row>
        <table:table-row table:style-name="ro1">
          <table:table-cell office:value-type="string" calcext:value-type="string">
            <text:p>10/8/2020</text:p>
          </table:table-cell>
          <table:table-cell office:value-type="float" office:value="24330" calcext:value-type="float">
            <text:p>24330</text:p>
          </table:table-cell>
        </table:table-row>
        <table:table-row table:style-name="ro1">
          <table:table-cell office:value-type="string" calcext:value-type="string">
            <text:p>10/9/2020</text:p>
          </table:table-cell>
          <table:table-cell office:value-type="float" office:value="35363" calcext:value-type="float">
            <text:p>35363</text:p>
          </table:table-cell>
        </table:table-row>
        <table:table-row table:style-name="ro1">
          <table:table-cell office:value-type="string" calcext:value-type="string">
            <text:p>10/10/2020</text:p>
          </table:table-cell>
          <table:table-cell office:value-type="float" office:value="46396" calcext:value-type="float">
            <text:p>46396</text:p>
          </table:table-cell>
        </table:table-row>
        <table:table-row table:style-name="ro1">
          <table:table-cell office:value-type="string" calcext:value-type="string">
            <text:p>10/13/2020</text:p>
          </table:table-cell>
          <table:table-cell office:value-type="float" office:value="57429" calcext:value-type="float">
            <text:p>57429</text:p>
          </table:table-cell>
        </table:table-row>
        <table:table-row table:style-name="ro1">
          <table:table-cell office:value-type="string" calcext:value-type="string">
            <text:p>10/14/2020</text:p>
          </table:table-cell>
          <table:table-cell office:value-type="float" office:value="68462" calcext:value-type="float">
            <text:p>68462</text:p>
          </table:table-cell>
        </table:table-row>
        <table:table-row table:style-name="ro1">
          <table:table-cell office:value-type="string" calcext:value-type="string">
            <text:p>10/15/2020</text:p>
          </table:table-cell>
          <table:table-cell office:value-type="float" office:value="79495" calcext:value-type="float">
            <text:p>79495</text:p>
          </table:table-cell>
        </table:table-row>
        <table:table-row table:style-name="ro1">
          <table:table-cell office:value-type="string" calcext:value-type="string">
            <text:p>10/16/2020</text:p>
          </table:table-cell>
          <table:table-cell office:value-type="float" office:value="90528" calcext:value-type="float">
            <text:p>90528</text:p>
          </table:table-cell>
        </table:table-row>
        <table:table-row table:style-name="ro1">
          <table:table-cell office:value-type="string" calcext:value-type="string">
            <text:p>10/17/2020</text:p>
          </table:table-cell>
          <table:table-cell office:value-type="float" office:value="101561" calcext:value-type="float">
            <text:p>101561</text:p>
          </table:table-cell>
        </table:table-row>
        <table:table-row table:style-name="ro1">
          <table:table-cell office:value-type="string" calcext:value-type="string">
            <text:p>10/20/2020</text:p>
          </table:table-cell>
          <table:table-cell office:value-type="float" office:value="112594" calcext:value-type="float">
            <text:p>112594</text:p>
          </table:table-cell>
        </table:table-row>
        <table:table-row table:style-name="ro1">
          <table:table-cell office:value-type="string" calcext:value-type="string">
            <text:p>10/21/2020</text:p>
          </table:table-cell>
          <table:table-cell office:value-type="float" office:value="123627" calcext:value-type="float">
            <text:p>123627</text:p>
          </table:table-cell>
        </table:table-row>
        <table:table-row table:style-name="ro1">
          <table:table-cell office:value-type="string" calcext:value-type="string">
            <text:p>10/22/2020</text:p>
          </table:table-cell>
          <table:table-cell office:value-type="float" office:value="134660" calcext:value-type="float">
            <text:p>134660</text:p>
          </table:table-cell>
        </table:table-row>
        <table:table-row table:style-name="ro1">
          <table:table-cell office:value-type="string" calcext:value-type="string">
            <text:p>10/23/2020</text:p>
          </table:table-cell>
          <table:table-cell office:value-type="float" office:value="145693" calcext:value-type="float">
            <text:p>145693</text:p>
          </table:table-cell>
        </table:table-row>
        <table:table-row table:style-name="ro1">
          <table:table-cell office:value-type="string" calcext:value-type="string">
            <text:p>10/24/2020</text:p>
          </table:table-cell>
          <table:table-cell office:value-type="float" office:value="156726" calcext:value-type="float">
            <text:p>156726</text:p>
          </table:table-cell>
        </table:table-row>
        <table:table-row table:style-name="ro1">
          <table:table-cell office:value-type="string" calcext:value-type="string">
            <text:p>10/27/2020</text:p>
          </table:table-cell>
          <table:table-cell office:value-type="float" office:value="167759" calcext:value-type="float">
            <text:p>167759</text:p>
          </table:table-cell>
        </table:table-row>
        <table:table-row table:style-name="ro1">
          <table:table-cell office:value-type="string" calcext:value-type="string">
            <text:p>10/28/2020</text:p>
          </table:table-cell>
          <table:table-cell office:value-type="float" office:value="178792" calcext:value-type="float">
            <text:p>178792</text:p>
          </table:table-cell>
        </table:table-row>
        <table:table-row table:style-name="ro1">
          <table:table-cell office:value-type="string" calcext:value-type="string">
            <text:p>10/29/2020</text:p>
          </table:table-cell>
          <table:table-cell office:value-type="float" office:value="189825" calcext:value-type="float">
            <text:p>189825</text:p>
          </table:table-cell>
        </table:table-row>
        <table:table-row table:style-name="ro1">
          <table:table-cell office:value-type="string" calcext:value-type="string">
            <text:p>10/30/2020</text:p>
          </table:table-cell>
          <table:table-cell office:value-type="float" office:value="200858" calcext:value-type="float">
            <text:p>200858</text:p>
          </table:table-cell>
        </table:table-row>
        <table:table-row table:style-name="ro1">
          <table:table-cell office:value-type="string" calcext:value-type="string">
            <text:p>10/31/2020</text:p>
          </table:table-cell>
          <table:table-cell office:value-type="float" office:value="211891" calcext:value-type="float">
            <text:p>211891</text:p>
          </table:table-cell>
        </table:table-row>
        <table:table-row table:style-name="ro1">
          <table:table-cell office:value-type="string" calcext:value-type="string">
            <text:p>11/3/2020</text:p>
          </table:table-cell>
          <table:table-cell office:value-type="float" office:value="222924" calcext:value-type="float">
            <text:p>222924</text:p>
          </table:table-cell>
        </table:table-row>
        <table:table-row table:style-name="ro1">
          <table:table-cell office:value-type="string" calcext:value-type="string">
            <text:p>11/4/2020</text:p>
          </table:table-cell>
          <table:table-cell office:value-type="float" office:value="233957" calcext:value-type="float">
            <text:p>233957</text:p>
          </table:table-cell>
        </table:table-row>
        <table:table-row table:style-name="ro1">
          <table:table-cell office:value-type="string" calcext:value-type="string">
            <text:p>11/5/2020</text:p>
          </table:table-cell>
          <table:table-cell office:value-type="float" office:value="244990" calcext:value-type="float">
            <text:p>244990</text:p>
          </table:table-cell>
        </table:table-row>
        <table:table-row table:style-name="ro1">
          <table:table-cell office:value-type="string" calcext:value-type="string">
            <text:p>11/6/2020</text:p>
          </table:table-cell>
          <table:table-cell office:value-type="float" office:value="256023" calcext:value-type="float">
            <text:p>256023</text:p>
          </table:table-cell>
        </table:table-row>
        <table:table-row table:style-name="ro1">
          <table:table-cell office:value-type="string" calcext:value-type="string">
            <text:p>11/7/2020</text:p>
          </table:table-cell>
          <table:table-cell office:value-type="float" office:value="267056" calcext:value-type="float">
            <text:p>267056</text:p>
          </table:table-cell>
        </table:table-row>
        <table:table-row table:style-name="ro1">
          <table:table-cell office:value-type="string" calcext:value-type="string">
            <text:p>11/10/2020</text:p>
          </table:table-cell>
          <table:table-cell office:value-type="float" office:value="278089" calcext:value-type="float">
            <text:p>278089</text:p>
          </table:table-cell>
        </table:table-row>
        <table:table-row table:style-name="ro1">
          <table:table-cell office:value-type="string" calcext:value-type="string">
            <text:p>11/11/2020</text:p>
          </table:table-cell>
          <table:table-cell office:value-type="float" office:value="289122" calcext:value-type="float">
            <text:p>289122</text:p>
          </table:table-cell>
        </table:table-row>
        <table:table-row table:style-name="ro1">
          <table:table-cell office:value-type="string" calcext:value-type="string">
            <text:p>11/12/2020</text:p>
          </table:table-cell>
          <table:table-cell office:value-type="float" office:value="300155" calcext:value-type="float">
            <text:p>300155</text:p>
          </table:table-cell>
        </table:table-row>
        <table:table-row table:style-name="ro1">
          <table:table-cell office:value-type="string" calcext:value-type="string">
            <text:p>11/13/2020</text:p>
          </table:table-cell>
          <table:table-cell office:value-type="float" office:value="311188" calcext:value-type="float">
            <text:p>311188</text:p>
          </table:table-cell>
        </table:table-row>
        <table:table-row table:style-name="ro1">
          <table:table-cell office:value-type="string" calcext:value-type="string">
            <text:p>11/14/2020</text:p>
          </table:table-cell>
          <table:table-cell office:value-type="float" office:value="322221" calcext:value-type="float">
            <text:p>322221</text:p>
          </table:table-cell>
        </table:table-row>
        <table:table-row table:style-name="ro1">
          <table:table-cell office:value-type="string" calcext:value-type="string">
            <text:p>11/17/2020</text:p>
          </table:table-cell>
          <table:table-cell office:value-type="float" office:value="333254" calcext:value-type="float">
            <text:p>333254</text:p>
          </table:table-cell>
        </table:table-row>
        <table:table-row table:style-name="ro1">
          <table:table-cell office:value-type="string" calcext:value-type="string">
            <text:p>11/18/2020</text:p>
          </table:table-cell>
          <table:table-cell office:value-type="float" office:value="344287" calcext:value-type="float">
            <text:p>344287</text:p>
          </table:table-cell>
        </table:table-row>
        <table:table-row table:style-name="ro1">
          <table:table-cell office:value-type="string" calcext:value-type="string">
            <text:p>11/19/2020</text:p>
          </table:table-cell>
          <table:table-cell office:value-type="float" office:value="355320" calcext:value-type="float">
            <text:p>355320</text:p>
          </table:table-cell>
        </table:table-row>
        <table:table-row table:style-name="ro1">
          <table:table-cell office:value-type="string" calcext:value-type="string">
            <text:p>11/20/2020</text:p>
          </table:table-cell>
          <table:table-cell office:value-type="float" office:value="366353" calcext:value-type="float">
            <text:p>366353</text:p>
          </table:table-cell>
        </table:table-row>
        <table:table-row table:style-name="ro1">
          <table:table-cell office:value-type="string" calcext:value-type="string">
            <text:p>11/21/2020</text:p>
          </table:table-cell>
          <table:table-cell office:value-type="float" office:value="377386" calcext:value-type="float">
            <text:p>377386</text:p>
          </table:table-cell>
        </table:table-row>
        <table:table-row table:style-name="ro1">
          <table:table-cell office:value-type="string" calcext:value-type="string">
            <text:p>11/24/2020</text:p>
          </table:table-cell>
          <table:table-cell office:value-type="float" office:value="388419" calcext:value-type="float">
            <text:p>388419</text:p>
          </table:table-cell>
        </table:table-row>
        <table:table-row table:style-name="ro1">
          <table:table-cell office:value-type="string" calcext:value-type="string">
            <text:p>11/25/2020</text:p>
          </table:table-cell>
          <table:table-cell office:value-type="float" office:value="399452" calcext:value-type="float">
            <text:p>399452</text:p>
          </table:table-cell>
        </table:table-row>
        <table:table-row table:style-name="ro1">
          <table:table-cell office:value-type="string" calcext:value-type="string">
            <text:p>11/26/2020</text:p>
          </table:table-cell>
          <table:table-cell office:value-type="float" office:value="410485" calcext:value-type="float">
            <text:p>410485</text:p>
          </table:table-cell>
        </table:table-row>
        <table:table-row table:style-name="ro1">
          <table:table-cell office:value-type="string" calcext:value-type="string">
            <text:p>11/28/2020</text:p>
          </table:table-cell>
          <table:table-cell office:value-type="float" office:value="421518" calcext:value-type="float">
            <text:p>421518</text:p>
          </table:table-cell>
        </table:table-row>
        <table:table-row table:style-name="ro1">
          <table:table-cell office:value-type="string" calcext:value-type="string">
            <text:p>12/1/2020</text:p>
          </table:table-cell>
          <table:table-cell office:value-type="float" office:value="432551" calcext:value-type="float">
            <text:p>432551</text:p>
          </table:table-cell>
        </table:table-row>
        <table:table-row table:style-name="ro1">
          <table:table-cell office:value-type="string" calcext:value-type="string">
            <text:p>12/2/2020</text:p>
          </table:table-cell>
          <table:table-cell office:value-type="float" office:value="443584" calcext:value-type="float">
            <text:p>443584</text:p>
          </table:table-cell>
        </table:table-row>
        <table:table-row table:style-name="ro1">
          <table:table-cell office:value-type="string" calcext:value-type="string">
            <text:p>12/3/2020</text:p>
          </table:table-cell>
          <table:table-cell office:value-type="float" office:value="454617" calcext:value-type="float">
            <text:p>454617</text:p>
          </table:table-cell>
        </table:table-row>
        <table:table-row table:style-name="ro1">
          <table:table-cell office:value-type="string" calcext:value-type="string">
            <text:p>12/4/2020</text:p>
          </table:table-cell>
          <table:table-cell office:value-type="float" office:value="465650" calcext:value-type="float">
            <text:p>465650</text:p>
          </table:table-cell>
        </table:table-row>
        <table:table-row table:style-name="ro1">
          <table:table-cell office:value-type="string" calcext:value-type="string">
            <text:p>12/5/2020</text:p>
          </table:table-cell>
          <table:table-cell office:value-type="float" office:value="476683" calcext:value-type="float">
            <text:p>476683</text:p>
          </table:table-cell>
        </table:table-row>
        <table:table-row table:style-name="ro1">
          <table:table-cell office:value-type="string" calcext:value-type="string">
            <text:p>12/8/2020</text:p>
          </table:table-cell>
          <table:table-cell office:value-type="float" office:value="487716" calcext:value-type="float">
            <text:p>487716</text:p>
          </table:table-cell>
        </table:table-row>
        <table:table-row table:style-name="ro1">
          <table:table-cell office:value-type="string" calcext:value-type="string">
            <text:p>12/9/2020</text:p>
          </table:table-cell>
          <table:table-cell office:value-type="float" office:value="498749" calcext:value-type="float">
            <text:p>498749</text:p>
          </table:table-cell>
        </table:table-row>
        <table:table-row table:style-name="ro1">
          <table:table-cell office:value-type="string" calcext:value-type="string">
            <text:p>12/10/2020</text:p>
          </table:table-cell>
          <table:table-cell office:value-type="float" office:value="509782" calcext:value-type="float">
            <text:p>509782</text:p>
          </table:table-cell>
        </table:table-row>
        <table:table-row table:style-name="ro1">
          <table:table-cell office:value-type="string" calcext:value-type="string">
            <text:p>12/11/2020</text:p>
          </table:table-cell>
          <table:table-cell office:value-type="float" office:value="520815" calcext:value-type="float">
            <text:p>520815</text:p>
          </table:table-cell>
        </table:table-row>
        <table:table-row table:style-name="ro1">
          <table:table-cell office:value-type="string" calcext:value-type="string">
            <text:p>12/12/2020</text:p>
          </table:table-cell>
          <table:table-cell office:value-type="float" office:value="531848" calcext:value-type="float">
            <text:p>531848</text:p>
          </table:table-cell>
        </table:table-row>
        <table:table-row table:style-name="ro1">
          <table:table-cell office:value-type="string" calcext:value-type="string">
            <text:p>12/15/2020</text:p>
          </table:table-cell>
          <table:table-cell office:value-type="float" office:value="542881" calcext:value-type="float">
            <text:p>542881</text:p>
          </table:table-cell>
        </table:table-row>
        <table:table-row table:style-name="ro1">
          <table:table-cell office:value-type="string" calcext:value-type="string">
            <text:p>12/16/2020</text:p>
          </table:table-cell>
          <table:table-cell office:value-type="float" office:value="553914" calcext:value-type="float">
            <text:p>553914</text:p>
          </table:table-cell>
        </table:table-row>
        <table:table-row table:style-name="ro1">
          <table:table-cell office:value-type="string" calcext:value-type="string">
            <text:p>12/17/2020</text:p>
          </table:table-cell>
          <table:table-cell office:value-type="float" office:value="564947" calcext:value-type="float">
            <text:p>564947</text:p>
          </table:table-cell>
        </table:table-row>
        <table:table-row table:style-name="ro1">
          <table:table-cell office:value-type="string" calcext:value-type="string">
            <text:p>12/18/2020</text:p>
          </table:table-cell>
          <table:table-cell office:value-type="float" office:value="575980" calcext:value-type="float">
            <text:p>575980</text:p>
          </table:table-cell>
        </table:table-row>
        <table:table-row table:style-name="ro1">
          <table:table-cell office:value-type="string" calcext:value-type="string">
            <text:p>12/19/2020</text:p>
          </table:table-cell>
          <table:table-cell office:value-type="float" office:value="587013" calcext:value-type="float">
            <text:p>587013</text:p>
          </table:table-cell>
        </table:table-row>
        <table:table-row table:style-name="ro1">
          <table:table-cell office:value-type="string" calcext:value-type="string">
            <text:p>12/22/2020</text:p>
          </table:table-cell>
          <table:table-cell office:value-type="float" office:value="598046" calcext:value-type="float">
            <text:p>598046</text:p>
          </table:table-cell>
        </table:table-row>
        <table:table-row table:style-name="ro1">
          <table:table-cell office:value-type="string" calcext:value-type="string">
            <text:p>12/23/2020</text:p>
          </table:table-cell>
          <table:table-cell office:value-type="float" office:value="609079" calcext:value-type="float">
            <text:p>609079</text:p>
          </table:table-cell>
        </table:table-row>
        <table:table-row table:style-name="ro1">
          <table:table-cell office:value-type="string" calcext:value-type="string">
            <text:p>12/24/2020</text:p>
          </table:table-cell>
          <table:table-cell office:value-type="float" office:value="620112" calcext:value-type="float">
            <text:p>620112</text:p>
          </table:table-cell>
        </table:table-row>
        <table:table-row table:style-name="ro1">
          <table:table-cell office:value-type="string" calcext:value-type="string">
            <text:p>1/2/2021</text:p>
          </table:table-cell>
          <table:table-cell office:value-type="float" office:value="631145" calcext:value-type="float">
            <text:p>631145</text:p>
          </table:table-cell>
        </table:table-row>
        <table:table-row table:style-name="ro1">
          <table:table-cell office:value-type="string" calcext:value-type="string">
            <text:p>1/3/2021</text:p>
          </table:table-cell>
          <table:table-cell office:value-type="float" office:value="642178" calcext:value-type="float">
            <text:p>642178</text:p>
          </table:table-cell>
        </table:table-row>
        <table:table-row table:style-name="ro1">
          <table:table-cell office:value-type="string" calcext:value-type="string">
            <text:p>1/6/2021</text:p>
          </table:table-cell>
          <table:table-cell office:value-type="float" office:value="653211" calcext:value-type="float">
            <text:p>653211</text:p>
          </table:table-cell>
        </table:table-row>
        <table:table-row table:style-name="ro1">
          <table:table-cell office:value-type="string" calcext:value-type="string">
            <text:p>1/7/2021</text:p>
          </table:table-cell>
          <table:table-cell office:value-type="float" office:value="664244" calcext:value-type="float">
            <text:p>664244</text:p>
          </table:table-cell>
        </table:table-row>
        <table:table-row table:style-name="ro1">
          <table:table-cell office:value-type="string" calcext:value-type="string">
            <text:p>1/8/2021</text:p>
          </table:table-cell>
          <table:table-cell office:value-type="float" office:value="675277" calcext:value-type="float">
            <text:p>675277</text:p>
          </table:table-cell>
        </table:table-row>
        <table:table-row table:style-name="ro1">
          <table:table-cell office:value-type="string" calcext:value-type="string">
            <text:p>1/9/2021</text:p>
          </table:table-cell>
          <table:table-cell office:value-type="float" office:value="686310" calcext:value-type="float">
            <text:p>686310</text:p>
          </table:table-cell>
        </table:table-row>
        <table:table-row table:style-name="ro1">
          <table:table-cell office:value-type="string" calcext:value-type="string">
            <text:p>1/10/2021</text:p>
          </table:table-cell>
          <table:table-cell office:value-type="float" office:value="697343" calcext:value-type="float">
            <text:p>697343</text:p>
          </table:table-cell>
        </table:table-row>
        <table:table-row table:style-name="ro1">
          <table:table-cell office:value-type="string" calcext:value-type="string">
            <text:p>1/13/2021</text:p>
          </table:table-cell>
          <table:table-cell office:value-type="float" office:value="708376" calcext:value-type="float">
            <text:p>708376</text:p>
          </table:table-cell>
        </table:table-row>
        <table:table-row table:style-name="ro1">
          <table:table-cell office:value-type="string" calcext:value-type="string">
            <text:p>1/14/2021</text:p>
          </table:table-cell>
          <table:table-cell office:value-type="float" office:value="719409" calcext:value-type="float">
            <text:p>719409</text:p>
          </table:table-cell>
        </table:table-row>
        <table:table-row table:style-name="ro1">
          <table:table-cell office:value-type="string" calcext:value-type="string">
            <text:p>1/15/2021</text:p>
          </table:table-cell>
          <table:table-cell office:value-type="float" office:value="730442" calcext:value-type="float">
            <text:p>730442</text:p>
          </table:table-cell>
        </table:table-row>
        <table:table-row table:style-name="ro1">
          <table:table-cell office:value-type="string" calcext:value-type="string">
            <text:p>1/16/2021</text:p>
          </table:table-cell>
          <table:table-cell office:value-type="float" office:value="741475" calcext:value-type="float">
            <text:p>741475</text:p>
          </table:table-cell>
        </table:table-row>
        <table:table-row table:style-name="ro1">
          <table:table-cell office:value-type="string" calcext:value-type="string">
            <text:p>1/17/2021</text:p>
          </table:table-cell>
          <table:table-cell office:value-type="float" office:value="752508" calcext:value-type="float">
            <text:p>752508</text:p>
          </table:table-cell>
        </table:table-row>
        <table:table-row table:style-name="ro1">
          <table:table-cell office:value-type="string" calcext:value-type="string">
            <text:p>1/21/2021</text:p>
          </table:table-cell>
          <table:table-cell office:value-type="float" office:value="763541" calcext:value-type="float">
            <text:p>763541</text:p>
          </table:table-cell>
        </table:table-row>
        <table:table-row table:style-name="ro1">
          <table:table-cell office:value-type="string" calcext:value-type="string">
            <text:p>1/22/2021</text:p>
          </table:table-cell>
          <table:table-cell office:value-type="float" office:value="774574" calcext:value-type="float">
            <text:p>774574</text:p>
          </table:table-cell>
        </table:table-row>
        <table:table-row table:style-name="ro1">
          <table:table-cell office:value-type="string" calcext:value-type="string">
            <text:p>1/23/2021</text:p>
          </table:table-cell>
          <table:table-cell office:value-type="float" office:value="785607" calcext:value-type="float">
            <text:p>785607</text:p>
          </table:table-cell>
        </table:table-row>
        <table:table-row table:style-name="ro1">
          <table:table-cell office:value-type="string" calcext:value-type="string">
            <text:p>1/24/2021</text:p>
          </table:table-cell>
          <table:table-cell office:value-type="float" office:value="796640" calcext:value-type="float">
            <text:p>796640</text:p>
          </table:table-cell>
        </table:table-row>
        <table:table-row table:style-name="ro1">
          <table:table-cell office:value-type="string" calcext:value-type="string">
            <text:p>1/27/2021</text:p>
          </table:table-cell>
          <table:table-cell office:value-type="float" office:value="807673" calcext:value-type="float">
            <text:p>807673</text:p>
          </table:table-cell>
        </table:table-row>
        <table:table-row table:style-name="ro1">
          <table:table-cell office:value-type="string" calcext:value-type="string">
            <text:p>1/28/2021</text:p>
          </table:table-cell>
          <table:table-cell office:value-type="float" office:value="818706" calcext:value-type="float">
            <text:p>818706</text:p>
          </table:table-cell>
        </table:table-row>
        <table:table-row table:style-name="ro1">
          <table:table-cell office:value-type="string" calcext:value-type="string">
            <text:p>1/29/2021</text:p>
          </table:table-cell>
          <table:table-cell office:value-type="float" office:value="829739" calcext:value-type="float">
            <text:p>829739</text:p>
          </table:table-cell>
        </table:table-row>
        <table:table-row table:style-name="ro1">
          <table:table-cell office:value-type="string" calcext:value-type="string">
            <text:p>1/30/2021</text:p>
          </table:table-cell>
          <table:table-cell office:value-type="float" office:value="840772" calcext:value-type="float">
            <text:p>840772</text:p>
          </table:table-cell>
        </table:table-row>
        <table:table-row table:style-name="ro1">
          <table:table-cell office:value-type="string" calcext:value-type="string">
            <text:p>1/31/2021</text:p>
          </table:table-cell>
          <table:table-cell office:value-type="float" office:value="851805" calcext:value-type="float">
            <text:p>851805</text:p>
          </table:table-cell>
        </table:table-row>
        <table:table-row table:style-name="ro1">
          <table:table-cell office:value-type="string" calcext:value-type="string">
            <text:p>2/3/2021</text:p>
          </table:table-cell>
          <table:table-cell office:value-type="float" office:value="862838" calcext:value-type="float">
            <text:p>862838</text:p>
          </table:table-cell>
        </table:table-row>
        <table:table-row table:style-name="ro1">
          <table:table-cell office:value-type="string" calcext:value-type="string">
            <text:p>2/4/2021</text:p>
          </table:table-cell>
          <table:table-cell office:value-type="float" office:value="873871" calcext:value-type="float">
            <text:p>873871</text:p>
          </table:table-cell>
        </table:table-row>
        <table:table-row table:style-name="ro1">
          <table:table-cell office:value-type="string" calcext:value-type="string">
            <text:p>2/5/2021</text:p>
          </table:table-cell>
          <table:table-cell office:value-type="float" office:value="884904" calcext:value-type="float">
            <text:p>884904</text:p>
          </table:table-cell>
        </table:table-row>
        <table:table-row table:style-name="ro1">
          <table:table-cell office:value-type="string" calcext:value-type="string">
            <text:p>2/6/2021</text:p>
          </table:table-cell>
          <table:table-cell office:value-type="float" office:value="895937" calcext:value-type="float">
            <text:p>895937</text:p>
          </table:table-cell>
        </table:table-row>
        <table:table-row table:style-name="ro1">
          <table:table-cell office:value-type="string" calcext:value-type="string">
            <text:p>2/7/2021</text:p>
          </table:table-cell>
          <table:table-cell office:value-type="float" office:value="906970" calcext:value-type="float">
            <text:p>906970</text:p>
          </table:table-cell>
        </table:table-row>
        <table:table-row table:style-name="ro1">
          <table:table-cell office:value-type="string" calcext:value-type="string">
            <text:p>2/10/2021</text:p>
          </table:table-cell>
          <table:table-cell office:value-type="float" office:value="918003" calcext:value-type="float">
            <text:p>918003</text:p>
          </table:table-cell>
        </table:table-row>
        <table:table-row table:style-name="ro1">
          <table:table-cell office:value-type="string" calcext:value-type="string">
            <text:p>2/11/2021</text:p>
          </table:table-cell>
          <table:table-cell office:value-type="float" office:value="929036" calcext:value-type="float">
            <text:p>929036</text:p>
          </table:table-cell>
        </table:table-row>
        <table:table-row table:style-name="ro1">
          <table:table-cell office:value-type="string" calcext:value-type="string">
            <text:p>2/12/2021</text:p>
          </table:table-cell>
          <table:table-cell office:value-type="float" office:value="940069" calcext:value-type="float">
            <text:p>940069</text:p>
          </table:table-cell>
        </table:table-row>
        <table:table-row table:style-name="ro1">
          <table:table-cell office:value-type="string" calcext:value-type="string">
            <text:p>2/13/2021</text:p>
          </table:table-cell>
          <table:table-cell office:value-type="float" office:value="951102" calcext:value-type="float">
            <text:p>951102</text:p>
          </table:table-cell>
        </table:table-row>
        <table:table-row table:style-name="ro1">
          <table:table-cell office:value-type="string" calcext:value-type="string">
            <text:p>2/14/2021</text:p>
          </table:table-cell>
          <table:table-cell office:value-type="float" office:value="962135" calcext:value-type="float">
            <text:p>962135</text:p>
          </table:table-cell>
        </table:table-row>
        <table:table-row table:style-name="ro1">
          <table:table-cell office:value-type="string" calcext:value-type="string">
            <text:p>2/18/2021</text:p>
          </table:table-cell>
          <table:table-cell office:value-type="float" office:value="973168" calcext:value-type="float">
            <text:p>973168</text:p>
          </table:table-cell>
        </table:table-row>
        <table:table-row table:style-name="ro1">
          <table:table-cell office:value-type="string" calcext:value-type="string">
            <text:p>2/19/2021</text:p>
          </table:table-cell>
          <table:table-cell office:value-type="float" office:value="984201" calcext:value-type="float">
            <text:p>984201</text:p>
          </table:table-cell>
        </table:table-row>
        <table:table-row table:style-name="ro1">
          <table:table-cell office:value-type="string" calcext:value-type="string">
            <text:p>2/20/2021</text:p>
          </table:table-cell>
          <table:table-cell office:value-type="float" office:value="995234" calcext:value-type="float">
            <text:p>995234</text:p>
          </table:table-cell>
        </table:table-row>
        <table:table-row table:style-name="ro1">
          <table:table-cell office:value-type="string" calcext:value-type="string">
            <text:p>2/21/2021</text:p>
          </table:table-cell>
          <table:table-cell office:value-type="float" office:value="1006267" calcext:value-type="float">
            <text:p>1006267</text:p>
          </table:table-cell>
        </table:table-row>
        <table:table-row table:style-name="ro1">
          <table:table-cell office:value-type="string" calcext:value-type="string">
            <text:p>2/24/2021</text:p>
          </table:table-cell>
          <table:table-cell office:value-type="float" office:value="1017300" calcext:value-type="float">
            <text:p>1017300</text:p>
          </table:table-cell>
        </table:table-row>
        <table:table-row table:style-name="ro1">
          <table:table-cell office:value-type="string" calcext:value-type="string">
            <text:p>2/25/2021</text:p>
          </table:table-cell>
          <table:table-cell office:value-type="float" office:value="1028333" calcext:value-type="float">
            <text:p>1028333</text:p>
          </table:table-cell>
        </table:table-row>
        <table:table-row table:style-name="ro1">
          <table:table-cell office:value-type="string" calcext:value-type="string">
            <text:p>2/26/2021</text:p>
          </table:table-cell>
          <table:table-cell office:value-type="float" office:value="1039366" calcext:value-type="float">
            <text:p>1039366</text:p>
          </table:table-cell>
        </table:table-row>
        <table:table-row table:style-name="ro1">
          <table:table-cell office:value-type="string" calcext:value-type="string">
            <text:p>2/27/2021</text:p>
          </table:table-cell>
          <table:table-cell office:value-type="float" office:value="1050399" calcext:value-type="float">
            <text:p>1050399</text:p>
          </table:table-cell>
        </table:table-row>
        <table:table-row table:style-name="ro1">
          <table:table-cell office:value-type="string" calcext:value-type="string">
            <text:p>2/28/2021</text:p>
          </table:table-cell>
          <table:table-cell office:value-type="float" office:value="1061432" calcext:value-type="float">
            <text:p>1061432</text:p>
          </table:table-cell>
        </table:table-row>
        <table:table-row table:style-name="ro1">
          <table:table-cell office:value-type="string" calcext:value-type="string">
            <text:p>3/3/2021</text:p>
          </table:table-cell>
          <table:table-cell office:value-type="float" office:value="1072465" calcext:value-type="float">
            <text:p>1072465</text:p>
          </table:table-cell>
        </table:table-row>
        <table:table-row table:style-name="ro1">
          <table:table-cell office:value-type="string" calcext:value-type="string">
            <text:p>3/4/2021</text:p>
          </table:table-cell>
          <table:table-cell office:value-type="float" office:value="1083498" calcext:value-type="float">
            <text:p>1083498</text:p>
          </table:table-cell>
        </table:table-row>
        <table:table-row table:style-name="ro1">
          <table:table-cell office:value-type="string" calcext:value-type="string">
            <text:p>3/5/2021</text:p>
          </table:table-cell>
          <table:table-cell office:value-type="float" office:value="1094531" calcext:value-type="float">
            <text:p>1094531</text:p>
          </table:table-cell>
        </table:table-row>
        <table:table-row table:style-name="ro1">
          <table:table-cell office:value-type="string" calcext:value-type="string">
            <text:p>3/6/2021</text:p>
          </table:table-cell>
          <table:table-cell office:value-type="float" office:value="1105564" calcext:value-type="float">
            <text:p>1105564</text:p>
          </table:table-cell>
        </table:table-row>
        <table:table-row table:style-name="ro1">
          <table:table-cell office:value-type="string" calcext:value-type="string">
            <text:p>3/7/2021</text:p>
          </table:table-cell>
          <table:table-cell office:value-type="float" office:value="1116597" calcext:value-type="float">
            <text:p>1116597</text:p>
          </table:table-cell>
        </table:table-row>
        <table:table-row table:style-name="ro1">
          <table:table-cell office:value-type="string" calcext:value-type="string">
            <text:p>3/10/2021</text:p>
          </table:table-cell>
          <table:table-cell office:value-type="float" office:value="1127630" calcext:value-type="float">
            <text:p>1127630</text:p>
          </table:table-cell>
        </table:table-row>
        <table:table-row table:style-name="ro1">
          <table:table-cell office:value-type="string" calcext:value-type="string">
            <text:p>3/11/2021</text:p>
          </table:table-cell>
          <table:table-cell office:value-type="float" office:value="1138663" calcext:value-type="float">
            <text:p>1138663</text:p>
          </table:table-cell>
        </table:table-row>
        <table:table-row table:style-name="ro1">
          <table:table-cell office:value-type="string" calcext:value-type="string">
            <text:p>3/12/2021</text:p>
          </table:table-cell>
          <table:table-cell office:value-type="float" office:value="1149696" calcext:value-type="float">
            <text:p>1149696</text:p>
          </table:table-cell>
        </table:table-row>
        <table:table-row table:style-name="ro1">
          <table:table-cell office:value-type="string" calcext:value-type="string">
            <text:p>3/13/2021</text:p>
          </table:table-cell>
          <table:table-cell office:value-type="float" office:value="1160729" calcext:value-type="float">
            <text:p>1160729</text:p>
          </table:table-cell>
        </table:table-row>
        <table:table-row table:style-name="ro1">
          <table:table-cell office:value-type="string" calcext:value-type="string">
            <text:p>3/14/2021</text:p>
          </table:table-cell>
          <table:table-cell office:value-type="float" office:value="1171762" calcext:value-type="float">
            <text:p>1171762</text:p>
          </table:table-cell>
        </table:table-row>
        <table:table-row table:style-name="ro1">
          <table:table-cell office:value-type="string" calcext:value-type="string">
            <text:p>3/17/2021</text:p>
          </table:table-cell>
          <table:table-cell office:value-type="float" office:value="1182795" calcext:value-type="float">
            <text:p>1182795</text:p>
          </table:table-cell>
        </table:table-row>
        <table:table-row table:style-name="ro1">
          <table:table-cell office:value-type="string" calcext:value-type="string">
            <text:p>3/18/2021</text:p>
          </table:table-cell>
          <table:table-cell office:value-type="float" office:value="1193828" calcext:value-type="float">
            <text:p>1193828</text:p>
          </table:table-cell>
        </table:table-row>
        <table:table-row table:style-name="ro1">
          <table:table-cell office:value-type="string" calcext:value-type="string">
            <text:p>3/19/2021</text:p>
          </table:table-cell>
          <table:table-cell office:value-type="float" office:value="1204861" calcext:value-type="float">
            <text:p>1204861</text:p>
          </table:table-cell>
        </table:table-row>
        <table:table-row table:style-name="ro1">
          <table:table-cell office:value-type="string" calcext:value-type="string">
            <text:p>3/20/2021</text:p>
          </table:table-cell>
          <table:table-cell office:value-type="float" office:value="1215894" calcext:value-type="float">
            <text:p>1215894</text:p>
          </table:table-cell>
        </table:table-row>
        <table:table-row table:style-name="ro1">
          <table:table-cell office:value-type="string" calcext:value-type="string">
            <text:p>3/21/2021</text:p>
          </table:table-cell>
          <table:table-cell office:value-type="float" office:value="1226927" calcext:value-type="float">
            <text:p>1226927</text:p>
          </table:table-cell>
        </table:table-row>
        <table:table-row table:style-name="ro1">
          <table:table-cell office:value-type="string" calcext:value-type="string">
            <text:p>3/24/2021</text:p>
          </table:table-cell>
          <table:table-cell office:value-type="float" office:value="1237960" calcext:value-type="float">
            <text:p>1237960</text:p>
          </table:table-cell>
        </table:table-row>
        <table:table-row table:style-name="ro1">
          <table:table-cell office:value-type="string" calcext:value-type="string">
            <text:p>3/25/2021</text:p>
          </table:table-cell>
          <table:table-cell office:value-type="float" office:value="1248993" calcext:value-type="float">
            <text:p>1248993</text:p>
          </table:table-cell>
        </table:table-row>
        <table:table-row table:style-name="ro1">
          <table:table-cell office:value-type="string" calcext:value-type="string">
            <text:p>3/26/2021</text:p>
          </table:table-cell>
          <table:table-cell office:value-type="float" office:value="1260026" calcext:value-type="float">
            <text:p>1260026</text:p>
          </table:table-cell>
        </table:table-row>
        <table:table-row table:style-name="ro1">
          <table:table-cell office:value-type="string" calcext:value-type="string">
            <text:p>3/27/2021</text:p>
          </table:table-cell>
          <table:table-cell office:value-type="float" office:value="1271059" calcext:value-type="float">
            <text:p>1271059</text:p>
          </table:table-cell>
        </table:table-row>
        <table:table-row table:style-name="ro1">
          <table:table-cell office:value-type="string" calcext:value-type="string">
            <text:p>3/28/2021</text:p>
          </table:table-cell>
          <table:table-cell office:value-type="float" office:value="1282092" calcext:value-type="float">
            <text:p>1282092</text:p>
          </table:table-cell>
        </table:table-row>
        <table:table-row table:style-name="ro1">
          <table:table-cell office:value-type="string" calcext:value-type="string">
            <text:p>3/31/2021</text:p>
          </table:table-cell>
          <table:table-cell office:value-type="float" office:value="1293125" calcext:value-type="float">
            <text:p>1293125</text:p>
          </table:table-cell>
        </table:table-row>
        <table:table-row table:style-name="ro1">
          <table:table-cell office:value-type="string" calcext:value-type="string">
            <text:p>4/1/2021</text:p>
          </table:table-cell>
          <table:table-cell office:value-type="float" office:value="1304158" calcext:value-type="float">
            <text:p>1304158</text:p>
          </table:table-cell>
        </table:table-row>
        <table:table-row table:style-name="ro1">
          <table:table-cell office:value-type="string" calcext:value-type="string">
            <text:p>4/2/2021</text:p>
          </table:table-cell>
          <table:table-cell office:value-type="float" office:value="1315191" calcext:value-type="float">
            <text:p>1315191</text:p>
          </table:table-cell>
        </table:table-row>
        <table:table-row table:style-name="ro1">
          <table:table-cell office:value-type="string" calcext:value-type="string">
            <text:p>4/3/2021</text:p>
          </table:table-cell>
          <table:table-cell office:value-type="float" office:value="1326224" calcext:value-type="float">
            <text:p>1326224</text:p>
          </table:table-cell>
        </table:table-row>
        <table:table-row table:style-name="ro1">
          <table:table-cell office:value-type="string" calcext:value-type="string">
            <text:p>4/4/2021</text:p>
          </table:table-cell>
          <table:table-cell office:value-type="float" office:value="1337257" calcext:value-type="float">
            <text:p>1337257</text:p>
          </table:table-cell>
        </table:table-row>
        <table:table-row table:style-name="ro1">
          <table:table-cell office:value-type="string" calcext:value-type="string">
            <text:p>4/7/2021</text:p>
          </table:table-cell>
          <table:table-cell office:value-type="float" office:value="1348290" calcext:value-type="float">
            <text:p>1348290</text:p>
          </table:table-cell>
        </table:table-row>
        <table:table-row table:style-name="ro1">
          <table:table-cell office:value-type="string" calcext:value-type="string">
            <text:p>4/8/2021</text:p>
          </table:table-cell>
          <table:table-cell office:value-type="float" office:value="1359323" calcext:value-type="float">
            <text:p>1359323</text:p>
          </table:table-cell>
        </table:table-row>
        <table:table-row table:style-name="ro1">
          <table:table-cell office:value-type="string" calcext:value-type="string">
            <text:p>4/9/2021</text:p>
          </table:table-cell>
          <table:table-cell office:value-type="float" office:value="1370356" calcext:value-type="float">
            <text:p>1370356</text:p>
          </table:table-cell>
        </table:table-row>
        <table:table-row table:style-name="ro1">
          <table:table-cell office:value-type="string" calcext:value-type="string">
            <text:p>4/10/2021</text:p>
          </table:table-cell>
          <table:table-cell office:value-type="float" office:value="1381389" calcext:value-type="float">
            <text:p>1381389</text:p>
          </table:table-cell>
        </table:table-row>
        <table:table-row table:style-name="ro1">
          <table:table-cell office:value-type="string" calcext:value-type="string">
            <text:p>4/11/2021</text:p>
          </table:table-cell>
          <table:table-cell office:value-type="float" office:value="1392422" calcext:value-type="float">
            <text:p>1392422</text:p>
          </table:table-cell>
        </table:table-row>
        <table:table-row table:style-name="ro1">
          <table:table-cell office:value-type="string" calcext:value-type="string">
            <text:p>4/14/2021</text:p>
          </table:table-cell>
          <table:table-cell office:value-type="float" office:value="1403455" calcext:value-type="float">
            <text:p>1403455</text:p>
          </table:table-cell>
        </table:table-row>
        <table:table-row table:style-name="ro1">
          <table:table-cell office:value-type="string" calcext:value-type="string">
            <text:p>4/15/2021</text:p>
          </table:table-cell>
          <table:table-cell office:value-type="float" office:value="1414488" calcext:value-type="float">
            <text:p>1414488</text:p>
          </table:table-cell>
        </table:table-row>
        <table:table-row table:style-name="ro1">
          <table:table-cell office:value-type="string" calcext:value-type="string">
            <text:p>4/16/2021</text:p>
          </table:table-cell>
          <table:table-cell office:value-type="float" office:value="1425521" calcext:value-type="float">
            <text:p>1425521</text:p>
          </table:table-cell>
        </table:table-row>
        <table:table-row table:style-name="ro1">
          <table:table-cell office:value-type="string" calcext:value-type="string">
            <text:p>4/17/2021</text:p>
          </table:table-cell>
          <table:table-cell office:value-type="float" office:value="1436554" calcext:value-type="float">
            <text:p>1436554</text:p>
          </table:table-cell>
        </table:table-row>
        <table:table-row table:style-name="ro1">
          <table:table-cell office:value-type="string" calcext:value-type="string">
            <text:p>4/21/2021</text:p>
          </table:table-cell>
          <table:table-cell office:value-type="float" office:value="1447587" calcext:value-type="float">
            <text:p>1447587</text:p>
          </table:table-cell>
        </table:table-row>
        <table:table-row table:style-name="ro1">
          <table:table-cell office:value-type="string" calcext:value-type="string">
            <text:p>4/22/2021</text:p>
          </table:table-cell>
          <table:table-cell office:value-type="float" office:value="1458620" calcext:value-type="float">
            <text:p>1458620</text:p>
          </table:table-cell>
        </table:table-row>
        <table:table-row table:style-name="ro1">
          <table:table-cell office:value-type="string" calcext:value-type="string">
            <text:p>4/23/2021</text:p>
          </table:table-cell>
          <table:table-cell office:value-type="float" office:value="1469653" calcext:value-type="float">
            <text:p>1469653</text:p>
          </table:table-cell>
        </table:table-row>
        <table:table-row table:style-name="ro1">
          <table:table-cell office:value-type="string" calcext:value-type="string">
            <text:p>4/24/2021</text:p>
          </table:table-cell>
          <table:table-cell office:value-type="float" office:value="1480686" calcext:value-type="float">
            <text:p>1480686</text:p>
          </table:table-cell>
        </table:table-row>
        <table:table-row table:style-name="ro1">
          <table:table-cell office:value-type="string" calcext:value-type="string">
            <text:p>4/25/2021</text:p>
          </table:table-cell>
          <table:table-cell office:value-type="float" office:value="1491719" calcext:value-type="float">
            <text:p>1491719</text:p>
          </table:table-cell>
        </table:table-row>
        <table:table-row table:style-name="ro1">
          <table:table-cell office:value-type="string" calcext:value-type="string">
            <text:p>4/28/2021</text:p>
          </table:table-cell>
          <table:table-cell office:value-type="float" office:value="1502752" calcext:value-type="float">
            <text:p>1502752</text:p>
          </table:table-cell>
        </table:table-row>
        <table:table-row table:style-name="ro1">
          <table:table-cell office:value-type="string" calcext:value-type="string">
            <text:p>4/29/2021</text:p>
          </table:table-cell>
          <table:table-cell office:value-type="float" office:value="1513785" calcext:value-type="float">
            <text:p>1513785</text:p>
          </table:table-cell>
        </table:table-row>
        <table:table-row table:style-name="ro1">
          <table:table-cell office:value-type="string" calcext:value-type="string">
            <text:p>4/30/2021</text:p>
          </table:table-cell>
          <table:table-cell office:value-type="float" office:value="1524818" calcext:value-type="float">
            <text:p>1524818</text:p>
          </table:table-cell>
        </table:table-row>
        <table:table-row table:style-name="ro1">
          <table:table-cell office:value-type="string" calcext:value-type="string">
            <text:p>5/1/2021</text:p>
          </table:table-cell>
          <table:table-cell office:value-type="float" office:value="1535851" calcext:value-type="float">
            <text:p>1535851</text:p>
          </table:table-cell>
        </table:table-row>
        <table:table-row table:style-name="ro1">
          <table:table-cell office:value-type="string" calcext:value-type="string">
            <text:p>5/2/2021</text:p>
          </table:table-cell>
          <table:table-cell office:value-type="float" office:value="1546884" calcext:value-type="float">
            <text:p>1546884</text:p>
          </table:table-cell>
        </table:table-row>
        <table:table-row table:style-name="ro1">
          <table:table-cell office:value-type="string" calcext:value-type="string">
            <text:p>5/5/2021</text:p>
          </table:table-cell>
          <table:table-cell office:value-type="float" office:value="1557917" calcext:value-type="float">
            <text:p>1557917</text:p>
          </table:table-cell>
        </table:table-row>
        <table:table-row table:style-name="ro1">
          <table:table-cell office:value-type="string" calcext:value-type="string">
            <text:p>5/6/2021</text:p>
          </table:table-cell>
          <table:table-cell office:value-type="float" office:value="1568950" calcext:value-type="float">
            <text:p>1568950</text:p>
          </table:table-cell>
        </table:table-row>
        <table:table-row table:style-name="ro1">
          <table:table-cell office:value-type="string" calcext:value-type="string">
            <text:p>5/7/2021</text:p>
          </table:table-cell>
          <table:table-cell office:value-type="float" office:value="1579983" calcext:value-type="float">
            <text:p>1579983</text:p>
          </table:table-cell>
        </table:table-row>
        <table:table-row table:style-name="ro1">
          <table:table-cell office:value-type="string" calcext:value-type="string">
            <text:p>5/8/2021</text:p>
          </table:table-cell>
          <table:table-cell office:value-type="float" office:value="1591016" calcext:value-type="float">
            <text:p>1591016</text:p>
          </table:table-cell>
        </table:table-row>
        <table:table-row table:style-name="ro1">
          <table:table-cell office:value-type="string" calcext:value-type="string">
            <text:p>5/9/2021</text:p>
          </table:table-cell>
          <table:table-cell office:value-type="float" office:value="1602049" calcext:value-type="float">
            <text:p>1602049</text:p>
          </table:table-cell>
        </table:table-row>
        <table:table-row table:style-name="ro1">
          <table:table-cell office:value-type="string" calcext:value-type="string">
            <text:p>5/12/2021</text:p>
          </table:table-cell>
          <table:table-cell office:value-type="float" office:value="1613082" calcext:value-type="float">
            <text:p>1613082</text:p>
          </table:table-cell>
        </table:table-row>
        <table:table-row table:style-name="ro1">
          <table:table-cell office:value-type="string" calcext:value-type="string">
            <text:p>5/13/2021</text:p>
          </table:table-cell>
          <table:table-cell office:value-type="float" office:value="1624115" calcext:value-type="float">
            <text:p>1624115</text:p>
          </table:table-cell>
        </table:table-row>
        <table:table-row table:style-name="ro1">
          <table:table-cell office:value-type="string" calcext:value-type="string">
            <text:p>5/14/2021</text:p>
          </table:table-cell>
          <table:table-cell office:value-type="float" office:value="1635148" calcext:value-type="float">
            <text:p>1635148</text:p>
          </table:table-cell>
        </table:table-row>
        <table:table-row table:style-name="ro1">
          <table:table-cell office:value-type="string" calcext:value-type="string">
            <text:p>5/15/2021</text:p>
          </table:table-cell>
          <table:table-cell office:value-type="float" office:value="1646181" calcext:value-type="float">
            <text:p>1646181</text:p>
          </table:table-cell>
        </table:table-row>
        <table:table-row table:style-name="ro1">
          <table:table-cell office:value-type="string" calcext:value-type="string">
            <text:p>5/16/2021</text:p>
          </table:table-cell>
          <table:table-cell office:value-type="float" office:value="1657214" calcext:value-type="float">
            <text:p>1657214</text:p>
          </table:table-cell>
        </table:table-row>
        <table:table-row table:style-name="ro1">
          <table:table-cell office:value-type="string" calcext:value-type="string">
            <text:p>5/19/2021</text:p>
          </table:table-cell>
          <table:table-cell office:value-type="float" office:value="1668247" calcext:value-type="float">
            <text:p>1668247</text:p>
          </table:table-cell>
        </table:table-row>
        <table:table-row table:style-name="ro1">
          <table:table-cell office:value-type="string" calcext:value-type="string">
            <text:p>5/20/2021</text:p>
          </table:table-cell>
          <table:table-cell office:value-type="float" office:value="1679280" calcext:value-type="float">
            <text:p>1679280</text:p>
          </table:table-cell>
        </table:table-row>
        <table:table-row table:style-name="ro1">
          <table:table-cell office:value-type="string" calcext:value-type="string">
            <text:p>5/21/2021</text:p>
          </table:table-cell>
          <table:table-cell office:value-type="float" office:value="1690313" calcext:value-type="float">
            <text:p>1690313</text:p>
          </table:table-cell>
        </table:table-row>
        <table:table-row table:style-name="ro1">
          <table:table-cell office:value-type="string" calcext:value-type="string">
            <text:p>5/22/2021</text:p>
          </table:table-cell>
          <table:table-cell office:value-type="float" office:value="1701346" calcext:value-type="float">
            <text:p>1701346</text:p>
          </table:table-cell>
        </table:table-row>
        <table:table-row table:style-name="ro1">
          <table:table-cell office:value-type="string" calcext:value-type="string">
            <text:p>5/23/2021</text:p>
          </table:table-cell>
          <table:table-cell office:value-type="float" office:value="1712379" calcext:value-type="float">
            <text:p>1712379</text:p>
          </table:table-cell>
        </table:table-row>
        <table:table-row table:style-name="ro1">
          <table:table-cell office:value-type="string" calcext:value-type="string">
            <text:p>5/27/2021</text:p>
          </table:table-cell>
          <table:table-cell office:value-type="float" office:value="1723412" calcext:value-type="float">
            <text:p>1723412</text:p>
          </table:table-cell>
        </table:table-row>
        <table:table-row table:style-name="ro1">
          <table:table-cell office:value-type="string" calcext:value-type="string">
            <text:p>5/28/2021</text:p>
          </table:table-cell>
          <table:table-cell office:value-type="float" office:value="1734445" calcext:value-type="float">
            <text:p>1734445</text:p>
          </table:table-cell>
        </table:table-row>
        <table:table-row table:style-name="ro1">
          <table:table-cell office:value-type="string" calcext:value-type="string">
            <text:p>5/29/2021</text:p>
          </table:table-cell>
          <table:table-cell office:value-type="float" office:value="1745478" calcext:value-type="float">
            <text:p>1745478</text:p>
          </table:table-cell>
        </table:table-row>
        <table:table-row table:style-name="ro1">
          <table:table-cell office:value-type="string" calcext:value-type="string">
            <text:p>5/30/2021</text:p>
          </table:table-cell>
          <table:table-cell office:value-type="float" office:value="1756511" calcext:value-type="float">
            <text:p>1756511</text:p>
          </table:table-cell>
        </table:table-row>
        <table:table-row table:style-name="ro1">
          <table:table-cell office:value-type="string" calcext:value-type="string">
            <text:p>6/2/2021</text:p>
          </table:table-cell>
          <table:table-cell office:value-type="float" office:value="1767544" calcext:value-type="float">
            <text:p>1767544</text:p>
          </table:table-cell>
        </table:table-row>
        <table:table-row table:style-name="ro1">
          <table:table-cell office:value-type="string" calcext:value-type="string">
            <text:p>6/3/2021</text:p>
          </table:table-cell>
          <table:table-cell office:value-type="float" office:value="1778577" calcext:value-type="float">
            <text:p>1778577</text:p>
          </table:table-cell>
        </table:table-row>
        <table:table-row table:style-name="ro1">
          <table:table-cell office:value-type="string" calcext:value-type="string">
            <text:p>6/4/2021</text:p>
          </table:table-cell>
          <table:table-cell office:value-type="float" office:value="1789610" calcext:value-type="float">
            <text:p>1789610</text:p>
          </table:table-cell>
        </table:table-row>
        <table:table-row table:style-name="ro1">
          <table:table-cell office:value-type="string" calcext:value-type="string">
            <text:p>6/5/2021</text:p>
          </table:table-cell>
          <table:table-cell office:value-type="float" office:value="1800643" calcext:value-type="float">
            <text:p>1800643</text:p>
          </table:table-cell>
        </table:table-row>
        <table:table-row table:style-name="ro1">
          <table:table-cell office:value-type="string" calcext:value-type="string">
            <text:p>6/6/2021</text:p>
          </table:table-cell>
          <table:table-cell office:value-type="float" office:value="1811676" calcext:value-type="float">
            <text:p>1811676</text:p>
          </table:table-cell>
        </table:table-row>
        <table:table-row table:style-name="ro1">
          <table:table-cell office:value-type="string" calcext:value-type="string">
            <text:p>6/9/2021</text:p>
          </table:table-cell>
          <table:table-cell office:value-type="float" office:value="1822709" calcext:value-type="float">
            <text:p>1822709</text:p>
          </table:table-cell>
        </table:table-row>
        <table:table-row table:style-name="ro1">
          <table:table-cell office:value-type="string" calcext:value-type="string">
            <text:p>6/10/2021</text:p>
          </table:table-cell>
          <table:table-cell office:value-type="float" office:value="1833742" calcext:value-type="float">
            <text:p>1833742</text:p>
          </table:table-cell>
        </table:table-row>
        <table:table-row table:style-name="ro1">
          <table:table-cell office:value-type="string" calcext:value-type="string">
            <text:p>6/11/2021</text:p>
          </table:table-cell>
          <table:table-cell office:value-type="float" office:value="1844775" calcext:value-type="float">
            <text:p>1844775</text:p>
          </table:table-cell>
        </table:table-row>
        <table:table-row table:style-name="ro1">
          <table:table-cell office:value-type="string" calcext:value-type="string">
            <text:p>6/12/2021</text:p>
          </table:table-cell>
          <table:table-cell office:value-type="float" office:value="1855808" calcext:value-type="float">
            <text:p>1855808</text:p>
          </table:table-cell>
        </table:table-row>
        <table:table-row table:style-name="ro1">
          <table:table-cell office:value-type="string" calcext:value-type="string">
            <text:p>6/13/2021</text:p>
          </table:table-cell>
          <table:table-cell office:value-type="float" office:value="1866841" calcext:value-type="float">
            <text:p>1866841</text:p>
          </table:table-cell>
        </table:table-row>
        <table:table-row table:style-name="ro1">
          <table:table-cell office:value-type="string" calcext:value-type="string">
            <text:p>6/16/2021</text:p>
          </table:table-cell>
          <table:table-cell office:value-type="float" office:value="1877874" calcext:value-type="float">
            <text:p>1877874</text:p>
          </table:table-cell>
        </table:table-row>
        <table:table-row table:style-name="ro1">
          <table:table-cell office:value-type="string" calcext:value-type="string">
            <text:p>6/17/2021</text:p>
          </table:table-cell>
          <table:table-cell office:value-type="float" office:value="1888907" calcext:value-type="float">
            <text:p>1888907</text:p>
          </table:table-cell>
        </table:table-row>
        <table:table-row table:style-name="ro1">
          <table:table-cell office:value-type="string" calcext:value-type="string">
            <text:p>6/18/2021</text:p>
          </table:table-cell>
          <table:table-cell office:value-type="float" office:value="1899940" calcext:value-type="float">
            <text:p>1899940</text:p>
          </table:table-cell>
        </table:table-row>
        <table:table-row table:style-name="ro1">
          <table:table-cell office:value-type="string" calcext:value-type="string">
            <text:p>6/19/2021</text:p>
          </table:table-cell>
          <table:table-cell office:value-type="float" office:value="1910973" calcext:value-type="float">
            <text:p>1910973</text:p>
          </table:table-cell>
        </table:table-row>
        <table:table-row table:style-name="ro1">
          <table:table-cell office:value-type="string" calcext:value-type="string">
            <text:p>6/20/2021</text:p>
          </table:table-cell>
          <table:table-cell office:value-type="float" office:value="1922006" calcext:value-type="float">
            <text:p>1922006</text:p>
          </table:table-cell>
        </table:table-row>
        <table:table-row table:style-name="ro1">
          <table:table-cell office:value-type="string" calcext:value-type="string">
            <text:p>6/23/2021</text:p>
          </table:table-cell>
          <table:table-cell office:value-type="float" office:value="1933039" calcext:value-type="float">
            <text:p>1933039</text:p>
          </table:table-cell>
        </table:table-row>
        <table:table-row table:style-name="ro1">
          <table:table-cell office:value-type="string" calcext:value-type="string">
            <text:p>6/24/2021</text:p>
          </table:table-cell>
          <table:table-cell office:value-type="float" office:value="1944072" calcext:value-type="float">
            <text:p>1944072</text:p>
          </table:table-cell>
        </table:table-row>
        <table:table-row table:style-name="ro1">
          <table:table-cell office:value-type="string" calcext:value-type="string">
            <text:p>6/25/2021</text:p>
          </table:table-cell>
          <table:table-cell office:value-type="float" office:value="1955105" calcext:value-type="float">
            <text:p>1955105</text:p>
          </table:table-cell>
        </table:table-row>
        <table:table-row table:style-name="ro1">
          <table:table-cell office:value-type="string" calcext:value-type="string">
            <text:p>6/26/2021</text:p>
          </table:table-cell>
          <table:table-cell office:value-type="float" office:value="1966138" calcext:value-type="float">
            <text:p>1966138</text:p>
          </table:table-cell>
        </table:table-row>
        <table:table-row table:style-name="ro1">
          <table:table-cell office:value-type="string" calcext:value-type="string">
            <text:p>6/27/2021</text:p>
          </table:table-cell>
          <table:table-cell office:value-type="float" office:value="1977171" calcext:value-type="float">
            <text:p>1977171</text:p>
          </table:table-cell>
        </table:table-row>
        <table:table-row table:style-name="ro1">
          <table:table-cell office:value-type="string" calcext:value-type="string">
            <text:p>6/30/2021</text:p>
          </table:table-cell>
          <table:table-cell office:value-type="float" office:value="1988204" calcext:value-type="float">
            <text:p>1988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7T03:41:37.613887243</dc:date>
    <meta:editing-duration>PT5M41S</meta:editing-duration>
    <meta:editing-cycles>1</meta:editing-cycles>
    <meta:document-statistic meta:table-count="1" meta:cell-count="496" meta:object-count="0"/>
    <meta:generator>LibreOffice/6.0.7.3$Linux_X86_64 LibreOffice_project/00m0$Build-3</meta:generator>
  </office:meta>
</office:document-meta>
</file>